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52a" officeooo:paragraph-rsid="0009f52a"/>
    </style:style>
    <style:style style:name="P2" style:family="paragraph" style:parent-style-name="Standard">
      <style:text-properties officeooo:rsid="000a0bba" officeooo:paragraph-rsid="000a0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2">AAAAAAAAAAAAAAAAAAAA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8:48:26.255931130</meta:creation-date>
    <dc:date>2023-04-26T18:55:13.139362295</dc:date>
    <meta:editing-duration>PT2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2" meta:character-count="27" meta:non-whitespace-character-count="27"/>
  </office:meta>
</office:document-meta>
</file>